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List">
      <style:text-properties fo:font-style="normal" style:font-style-asian="normal" style:font-style-complex="normal"/>
    </style:style>
    <style:style style:name="P10" style:family="paragraph" style:parent-style-name="Contents_20_1">
      <style:paragraph-properties>
        <style:tab-stops>
          <style:tab-stop style:position="0cm"/>
          <style:tab-stop style:position="3cm"/>
        </style:tab-stops>
      </style:paragraph-properties>
    </style:style>
    <style:style style:name="P11" style:family="paragraph" style:parent-style-name="Contents_20_2">
      <style:paragraph-properties>
        <style:tab-stops>
          <style:tab-stop style:position="0cm"/>
        </style:tab-stops>
      </style:paragraph-properties>
    </style:style>
    <style:style style:name="P12" style:family="paragraph" style:parent-style-name="Standard">
      <style:paragraph-properties fo:margin-left="2.986cm" fo:margin-right="0cm" fo:text-indent="0cm" style:auto-text-indent="false"/>
    </style:style>
    <style:style style:name="P13" style:family="paragraph" style:parent-style-name="Code">
      <style:paragraph-properties fo:margin-left="2.999cm" fo:margin-right="0cm" fo:text-indent="0cm" style:auto-text-indent="false"/>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1" style:list-style-name="">
      <style:paragraph-properties fo:line-height="100%" fo:break-before="page">
        <style:tab-stops/>
      </style:paragraph-properties>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P19" style:family="paragraph" style:parent-style-name="Standard" style:master-page-name="Index">
      <style:paragraph-properties style:page-number="auto"/>
    </style:style>
    <style:style style:name="P20" style:family="paragraph" style:parent-style-name="Standard" style:list-style-name=""/>
    <style:style style:name="P21" style:family="paragraph" style:parent-style-name="Standard" style:list-style-name="">
      <style:paragraph-properties fo:line-height="100%">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style:text-underline-style="solid" style:text-underline-width="auto" style:text-underline-color="font-color"/>
    </style:style>
    <style:style style:name="T13" style:family="text">
      <style:text-properties style:font-name="monaco" fo:font-size="9pt" style:font-size-asian="9pt" style:font-size-complex="9pt"/>
    </style:style>
    <style:style style:name="T14" style:family="text">
      <style:text-properties style:font-name="monaco" fo:font-size="9pt" style:font-size-asian="7.84999990463257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6"/>
      <text:p text:style-name="P8">Version 2.0.0rc2</text:p>
      <text:p text:style-name="P7">Native Microsoft Outlook Configuration Guide</text:p>
      <text:p text:style-name="P3"/>
      <text:p text:style-name="P19">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rc2 – April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Chapter 1<text:tab/>About this Guide <text:s text:c="2"/><text:tab/>3</text:p>
          <text:p text:style-name="P10">Chapter 2<text:tab/>Introduction <text:s text:c="2"/><text:tab/>4</text:p>
          <text:p text:style-name="P10">Chapter 3<text:tab/>Installation <text:s text:c="2"/><text:tab/>5</text:p>
          <text:p text:style-name="P11">Prerequisites <text:s text:c="2"/><text:tab/>5</text:p>
          <text:p text:style-name="P11">Samba 4 <text:s text:c="2"/><text:tab/>6</text:p>
          <text:p text:style-name="P11">OpenChange <text:s text:c="2"/><text:tab/>6</text:p>
          <text:p text:style-name="P11">SOGo and SOPE <text:s text:c="2"/><text:tab/>8</text:p>
          <text:p text:style-name="P11">SOGo OpenChange Connector <text:s text:c="2"/><text:tab/>8</text:p>
          <text:p text:style-name="P10">Chapter 4<text:tab/>Configuration <text:s text:c="2"/><text:tab/>9</text:p>
          <text:p text:style-name="P11">SOGo Configuration <text:s text:c="2"/><text:tab/>9</text:p>
          <text:p text:style-name="P11">OpenChange Configuration <text:s text:c="2"/><text:tab/>9</text:p>
          <text:p text:style-name="P11">Samba 4 Configuration <text:s text:c="2"/><text:tab/>10</text:p>
          <text:p text:style-name="P10">Chapter <text:tab/>Adding Users <text:s text:c="2"/><text:tab/>12</text:p>
          <text:p text:style-name="P10">Chapter <text:tab/>The newly created user can now use Microsoft Outlook. <text:s text:c="2"/><text:tab/>12</text:p>
          <text:p text:style-name="P10">Chapter <text:tab/>Microsoft Outlook 2003, 2007 and 2010 Configuration <text:s text:c="2"/><text:tab/>13</text:p>
          <text:p text:style-name="P10">Chapter <text:tab/>Known Issues or Limitations <text:s text:c="2"/><text:tab/>14</text:p>
          <text:p text:style-name="P11">Precautions <text:s text:c="2"/><text:tab/>14</text:p>
          <text:p text:style-name="P11">Current Limitations <text:s text:c="2"/><text:tab/>14</text:p>
          <text:p text:style-name="P10">Chapter 5<text:tab/>Additional Information <text:s text:c="2"/><text:tab/>16</text:p>
          <text:p text:style-name="P10">Chapter 6<text:tab/>Commercial Support and Contact Information <text:s text:c="2"/><text:tab/>17</text:p>
        </text:index-body>
      </text:table-of-content>
      <text:p text:style-name="Standard"/>
      <text:h text:style-name="P14"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rc2</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In <text:s/>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the packages are installed, refer to the Configuration chapter from this guide.</text:p>
      <text:h text:style-name="Heading_20_2" text:outline-level="2">Debian 6.0 (“Squeeze”) and Ubuntu 11.10 (“Oneiric Ocelot”)</text:h>
      <text:p text:style-name="Standard">Samba4, OpenChange and SOGo and the SOGo OpenChange backend are now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text:span>. Additionally, you can install <text:span text:style-name="T13">openchange-ocsmanager</text:span> if you want to benefit from the OpenChange web services.</text:p>
      <text:p text:style-name="Standard">Once the packages are installed, refer to the Configuration chapter from this guide.</text:p>
      <text:h text:style-name="Heading_20_2" text:outline-level="2"><text:soft-page-break/>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7" text:outline-level="2">Samba 4</text:h>
      <text:p text:style-name="Text_20_body">First, we need to <text:span text:style-name="T1">checkou</text:span>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923 https://svn.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text:span text:style-name="T2">samba-4.0.0alpha17</text:span>.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text:soft-page-break/>OpenChange Configuration (Please review)</text:p>
      <text:p text:style-name="Code"><text:bookmark text:name="line-3-5"/></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7"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19df67a347106e2e3f51c36766416cf4c3279bee</text:p>
      <text:p text:style-name="Code"><text:bookmark text:name="line-6-4"/>mtn --db=~/db.mtn checkout --branch ca.inverse.sope SOPE --revision 000e03baf62d699266017ea7e9681fbbfe262382</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text:p>
      <text:p text:style-name="Code"><text:bookmark text:name="line-3-9"/>make</text:p>
      <text:p text:style-name="Code"><text:bookmark text:name="line-4-6"/>sudo make install</text:p>
      <text:p text:style-name="Code"/>
      <text:h text:style-name="Heading_20_2" text:outline-level="2">SOGo OpenChange backend</text:h>
      <text:p text:style-name="Text_20_body">Finally, once all prerequisites are installed, you can install the SOGo OpenChange backend.</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5">Please refer to that documentation before continuing with the instructions included in this guide.</text:p>
      <text:p text:style-name="P5">An IMAP server supporting the UIDPLUS and QRESYNC IMAP extensions is also required, such as Cyrus IMAP 2.4 or later. Also make sure you use GNUstep v1.22 or later. </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domain=OPENCHANGE --adminpass='%1OpenChange' --server-role='domain controller'</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text:soft-page-break/>Start Samba 4 : <text:bookmark text:name="line-325"/><text:bookmark text:name="line-324"/><text:bookmark text:name="line-323"/></text:p>
      <text:p text:style-name="Code"><text:bookmark text:name="line-1-21"/>sudo 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text:soft-page-break/>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3"><text:bookmark text:name="line-14-3"/><text:s text:c="8"/>* Events Root <text:s text:c="29"/>0x0900000000000001</text:p>
      <text:p text:style-name="P13"/>
      <text:p text:style-name="P13"/>
      <text:p text:style-name="Standard">Now, you can launch the OpenChange web services with “server start openchange-ocsmanager”.</text:p>
      <text:h text:style-name="Heading_20_2" text:outline-level="2">Apache Configuration (web services only)</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Standard">Debian-based setups where OpenChange was installed from the packages already have a file named /etc/apache2/conf.d/ocsmanager.conf where the lines only need to be commented out.</text:p>
      <text:p text:style-name="Standard">On other setups, the “mod_proxy” and “mod_proxy_http” modules will need to be enabled and additional clauses will need to be added to the Apache configuration:</text:p>
      <text:p text:style-name="Code">ProxyRequests Off</text:p>
      <text:p text:style-name="Code">SetEnv proxy-nokeepalive 1</text:p>
      <text:p text:style-name="Code">ProxyPreserveHost On</text:p>
      <text:p text:style-name="Code"/>
      <text:p text:style-name="Code">ProxyPass /autodiscover http://127.0.0.1:5000/autodiscover retry=0</text:p>
      <text:p text:style-name="Code">ProxyPass /ews http://127.0.0.1:5000/ews retry=0</text:p>
      <text:p text:style-name="Code"/>
      <text:p text:style-name="Code">&lt;Proxy http://127.0.0.1:5000&gt;</text:p>
      <text:p text:style-name="Code"><text:s text:c="2"/>Order allow,deny</text:p>
      <text:p text:style-name="Code"><text:s text:c="2"/>Allow from all</text:p>
      <text:p text:style-name="Code">&lt;/Proxy&gt;</text:p>
      <text:p text:style-name="Code"/>
      <text:p text:style-name="Standard">This configuration is very similar to the one required by the SOGo server.</text:p>
      <text:h text:style-name="Heading_20_2" text:outline-level="2"><text:soft-page-break/>Name Service Configuration (web services only)</text:h>
      <text:p text:style-name="Standard">The autodiscovery service must be made accessible in order to advertise the web services provided by OpenChange. This can be done in two ways. The first is to associate the FQDN <text:span text:style-name="T13">autodiscover.example.com</text:span> with the machine that hosts OpenChange, by adding a <text:span text:style-name="T14">CNAME</text:span> <text:s/>entry in your DNS configuration. Note that, instead, adding a similar entry to the “hosts” file of your Windows machine will work too, which is handy for testing purposes. The other way is to add an <text:span text:style-name="T13">SRV</text:span> entry to your DNS configuration where the “_service” value would be “Autodiscover” and the “_protocol” would be “_tcp”.</text:p>
      <text:h text:style-name="P16" text:outline-level="1">Adding Users</text:h>
      <text:p text:style-name="Text_20_body">Users that wish to connect natively to SOGo must be provisioned, for now, in Samba 4 and in OpenChange – even if they already exist in your current LDAP / Microsoft Active Directory server.</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Standard"><text:bookmark text:name="line-294"/><text:bookmark text:name="line-293"/><text:span text:style-name="T12">Important note</text:span>: the mode of authentication in use by Windows with Samba and Exchange servers prevent the backend from actually knowing the real password being used by the user. This implies that the IMAP server configured for use by the SOGo backend must accept any password from the host on which Samba is running. Due to the different type of IMAP servers, it is left to the reader to find a way to implement this securely in her/his installation.</text:p>
      <text:h text:style-name="P1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3">autodiscover.example.com</text:span></text:p>
      <text:p text:style-name="Code"/>
      <text:p text:style-name="P12">Next, you must configure Microsoft Outlook.</text:p>
      <text:p text:style-name="P9">❏<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20" text:outline-level="1">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h>
      <text:h text:style-name="P16"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21" text:outline-level="1">The current version of the Native Microsoft Outlook compatibility layer has some limitations.</text:h>
      <text:h text:style-name="P21" text:outline-level="1">Those limitations will be overcome in the upcoming release candidates.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text:span><text:span text:style-name="T4">Outlook profile. To </text:span><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text:soft-page-break/>Mail</text:h>
      <text:p text:style-name="List">❏<text:tab/>Sharing mail folders is not supported.</text:p>
      <text:h text:style-name="Heading_20_3" text:outline-level="3">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21" text:outline-level="1">If you notice anything else, please send contact Inverse by sending an email to <text:a xlink:type="simple" xlink:href="mailto:support@inverse.ca">support@inverse.ca</text:a>.</text:h>
      <text:h text:style-name="P1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6</text:chapter></text:p>
      </style:header>
      <style:footer>
        <text:p text:style-name="MP2">© 2009-2011 Inverse inc.<text:tab/><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_Beta$Unix OpenOffice.org_project/Patch 0</meta:generator>
    <meta:creation-date>2008-10-24T09:42:32</meta:creation-date>
    <meta:editing-cycles>316</meta:editing-cycles>
    <meta:editing-duration>PT56H01M16S</meta:editing-duration>
    <dc:date>2012-05-16T14:11:38</dc:date>
    <meta:document-statistic meta:table-count="0" meta:image-count="2" meta:object-count="0" meta:page-count="20" meta:paragraph-count="284" meta:word-count="2807" meta:character-count="20232"/>
    <meta:user-defined meta:name="Info 1"/>
    <meta:user-defined meta:name="Info 2"/>
    <meta:user-defined meta:name="Info 3"/>
    <meta:user-defined meta:name="Info 4"/>
  </office:meta>
</office:document-meta>
</file>